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3" style:family="table-cell" style:parent-style-name="Default">
      <style:table-cell-properties fo:background-color="#ffdbb6"/>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3"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53"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53"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3])" office:value-type="float" office:value="47" calcext:value-type="float">
            <text:p>47</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7:.B66])"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4];[.B67])" office:value-type="float" office:value="163" calcext:value-type="float">
            <text:p>163</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table:table-row>
        <table:table-row table:style-name="ro1">
          <table:table-cell office:value-type="string" calcext:value-type="string">
            <text:p>Field Music Sometimes Doesn’t Play</text:p>
          </table:table-cell>
          <table:table-cell office:value-type="string" calcext:value-type="string">
            <text:p>High</text:p>
          </table:table-cell>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0">00/00/0000</text:date>, <text:time style:data-style-name="N2" text:time-value="13:53:07.4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0T14:39:26.617000000</dc:date>
    <meta:editing-duration>P4DT20H2M8S</meta:editing-duration>
    <meta:editing-cycles>397</meta:editing-cycles>
    <meta:generator>LibreOffice/7.1.0.3$Windows_X86_64 LibreOffice_project/f6099ecf3d29644b5008cc8f48f42f4a40986e4c</meta:generator>
    <meta:document-statistic meta:table-count="6" meta:cell-count="513" meta:object-count="0"/>
  </office:meta>
</office:document-meta>
</file>